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399" officeooo:paragraph-rsid="001163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6399" officeooo:paragraph-rsid="00116399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32642" officeooo:paragraph-rsid="00132642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Objects</text:p>
      <text:p text:style-name="P2"/>
      <text:p text:style-name="P2">Objects</text:p>
      <text:list xml:id="list4195483360" text:style-name="L1">
        <text:list-item>
          <text:p text:style-name="P3">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5" meta:character-count="27" meta:non-whitespace-character-count="26"/>
  </office:meta>
</office:document-meta>
</file>